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4957" officeooo:paragraph-rsid="00021ffe"/>
    </style:style>
    <style:style style:name="P2" style:family="paragraph" style:parent-style-name="Standard">
      <style:text-properties fo:language="pt" fo:country="PT" officeooo:rsid="00014957" officeooo:paragraph-rsid="00021ff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text-shadow="1pt 1pt" style:font-size-asian="18pt" style:font-size-complex="18pt"/>
    </style:style>
    <style:style style:name="T3" style:family="text">
      <style:text-properties fo:color="#99cc99" fo:font-size="18pt" fo:text-shadow="1pt 1pt" style:font-size-asian="18pt" style:font-size-complex="18pt"/>
    </style:style>
    <style:style style:name="T4" style:family="text">
      <style:text-properties fo:color="#99cc99" fo:font-size="18pt" fo:text-shadow="1pt 1pt" fo:background-color="#ffff00" loext:char-shading-value="0" style:font-size-asian="18pt" style:font-size-complex="18pt"/>
    </style:style>
    <style:style style:name="T5" style:family="text">
      <style:text-properties fo:background-color="#339966" loext:char-shading-value="0"/>
    </style:style>
    <style:style style:name="T6" style:family="text">
      <style:text-properties fo:color="#ccff99" fo:background-color="#339966" loext:char-shading-value="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21f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CSS CookBook – 3 Edition:</text:span><text:line-break/><text:line-break/><text:span text:style-name="T6">CAP1: Using HTML Básic</text:span><text:line-break/><text:line-break/><text:span text:style-name="T7">1.3 Understanding DOCTYPEs and Effects on Browser Layout</text:span><text:line-break/><text:line-break/><text:span text:style-name="T8">HTML 4.01 Strict DTD:</text:span></text:p>
      <text:p text:style-name="P1"><text:span text:style-name="T8">&lt;!DOCTYPE HTML PUBLIC "-//W3C//DTD HTML 4.01//EN"</text:span></text:p>
      <text:p text:style-name="P1"><text:span text:style-name="T8">"http://www.w3.org/TR/html4/strict.dtd"&gt;</text:span></text:p>
      <text:p text:style-name="P1"><text:span text:style-name="T8">HTML 4.01 Transitional DTD:</text:span></text:p>
      <text:p text:style-name="P1"><text:span text:style-name="T8">&lt;!DOCTYPE HTML PUBLIC "-//W3C//DTD HTML 4.01 Transitional//EN"</text:span></text:p>
      <text:p text:style-name="P1"><text:span text:style-name="T8">"http://www.w3.org/TR/1999/REC-html401-19991224/loose.dtd"&gt;</text:span></text:p>
      <text:p text:style-name="P1"><text:span text:style-name="T8">HTML 4.01 Frameset DTD:</text:span></text:p>
      <text:p text:style-name="P1"><text:span text:style-name="T8">&lt;!DOCTYPE HTML PUBLIC "-//W3C//DTD HTML 4.01 Frameset//EN"</text:span></text:p>
      <text:p text:style-name="P1"><text:span text:style-name="T8">" http://www.w3.org/TR/1999/REC-html401-19991224/frameset.dtd"&gt;</text:span></text:p>
      <text:p text:style-name="P1"><text:span text:style-name="T8">HTML5 DTD:</text:span></text:p>
      <text:p text:style-name="P1"><text:span text:style-name="T8">&lt;!DOCTYPE html&gt;</text:span></text:p>
      <text:p text:style-name="P1"><text:span text:style-name="T8">XHTML 1.0 Strict DTD:</text:span></text:p>
      <text:p text:style-name="P1"><text:span text:style-name="T8">&lt;!DOCTYPE html PUBLIC "-//W3C//DTD XHTML 1.0 Strict//EN"</text:span></text:p>
      <text:p text:style-name="P1"><text:span text:style-name="T8">"http://www.w3.org/TR/xhtml1/DTD/xhtml1-strict.dtd"&gt;</text:span></text:p>
      <text:p text:style-name="P1"><text:span text:style-name="T8">XHTML 1.0 Transitional DTD:</text:span></text:p>
      <text:p text:style-name="P1"><text:span text:style-name="T8">&lt;!DOCTYPE html PUBLIC "-//W3C//DTD XHTML 1.0 Transitional//EN"</text:span></text:p>
      <text:p text:style-name="P1"><text:span text:style-name="T8">"http://www.w3.org/TR/xhtml1/DTD/xhtml1-transitional.dtd"&gt;</text:span></text:p>
      <text:p text:style-name="P1"><text:span text:style-name="T8">XHTML 1.0 Frameset DTD:</text:span></text:p>
      <text:p text:style-name="P1"><text:span text:style-name="T8">&lt;!DOCTYPE html PUBLIC "-//W3C//DTD XHTML 1.0 Frameset//EN"</text:span></text:p>
      <text:p text:style-name="P1"><text:span text:style-name="T8">"http://www.w3.org/TR/xhtml1/DTD/xhtml1-frameset.dtd"&gt;</text:span></text:p>
      <text:p text:style-name="P1"><text:span text:style-name="T8">XHTML 1.1 DTD:</text:span></text:p>
      <text:p text:style-name="P1"><text:span text:style-name="T8">&lt;!DOCTYPE html PUBLIC "-//W3C//DTD XHTML 1.1//EN"</text:span></text:p>
      <text:p text:style-name="P1"><text:span text:style-name="T8">"http://www.w3.org/TR/xhtml11/DTD/xhtml11.dtd"&gt;</text:span><text:line-break/></text:p>
      <text:p text:style-name="P1"/>
      <text:p text:style-name="P2"><text:bookmark text:name="result_box"/><text:span text:style-name="T7">Por que não usar o mais recente DOCTYPE?</text:span><text:line-break/>Usando DOCTYPEs mais recentes, como HTML5 é uma opção. No entanto, não é o único<text:line-break/>opção. Ao contrário de versões de aplicativos de software, DOCTYPEs mais recentes não fazem mais velhos Doctypes discutível.<text:line-break/>Por exemplo, você seria duramente pressionado para instalar, muito menos prazo, Photoshop 4 na<text:line-break/>computadores de hoje. No entanto, você ainda pode usar sintaxe e DOCTYPEs HTML4 sem<text:line-break/>medo de navegadores não tornar o seu conteúd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9:25:31.419884869</meta:creation-date>
    <dc:date>2016-02-16T19:30:12.195598341</dc:date>
    <meta:editing-duration>PT4M39S</meta:editing-duration>
    <meta:editing-cycles>3</meta:editing-cycles>
    <meta:generator>LibreOffice/4.4.6.3$Linux_X86_64 LibreOffice_project/40m0$Build-3</meta:generator>
    <meta:document-statistic meta:table-count="0" meta:image-count="0" meta:object-count="0" meta:page-count="1" meta:paragraph-count="24" meta:word-count="179" meta:character-count="1530" meta:non-whitespace-character-count="1370"/>
  </office:meta>
</office:document-meta>
</file>